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133" officeooo:paragraph-rsid="001ec133"/>
    </style:style>
    <style:style style:name="P2" style:family="paragraph" style:parent-style-name="Standard">
      <style:paragraph-properties fo:text-align="justify" style:justify-single-word="false"/>
      <style:text-properties officeooo:rsid="001ec133" officeooo:paragraph-rsid="001ec133"/>
    </style:style>
    <style:style style:name="P3" style:family="paragraph" style:parent-style-name="Standard">
      <style:paragraph-properties fo:text-align="justify" style:justify-single-word="false"/>
      <style:text-properties officeooo:rsid="001f1f0a" officeooo:paragraph-rsid="001f1f0a"/>
    </style:style>
    <style:style style:name="P4" style:family="paragraph" style:parent-style-name="Standard">
      <style:paragraph-properties fo:text-align="justify" style:justify-single-word="false"/>
      <style:text-properties officeooo:rsid="00279ebe" officeooo:paragraph-rsid="00279ebe"/>
    </style:style>
    <style:style style:name="T1" style:family="text">
      <style:text-properties officeooo:rsid="001f1f0a"/>
    </style:style>
    <style:style style:name="T2" style:family="text">
      <style:text-properties officeooo:rsid="0020e145"/>
    </style:style>
    <style:style style:name="T3" style:family="text">
      <style:text-properties officeooo:rsid="0023a9e3"/>
    </style:style>
    <style:style style:name="T4" style:family="text">
      <style:text-properties officeooo:rsid="0024fb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ENTIDAD RELACIÓN: SCREEN MOVIES</text:p>
      <text:p text:style-name="P2"/>
      <text:p text:style-name="P2">Se desea crear un diagrama entidad relación para una aplicación web de consulta de datos de películas y trailers. <text:span text:style-name="T1">de cada usuario </text:span><text:span text:style-name="T4">registrado</text:span><text:span text:style-name="T1"> se desea </text:span><text:span text:style-name="T4">guardar</text:span><text:span text:style-name="T1"> el número de ID, nombre, apellidos, nombre de usuario,</text:span><text:span text:style-name="T3">email</text:span><text:span text:style-name="T1"> y contraseña.</text:span></text:p>
      <text:p text:style-name="P3">De cada película se desea guardar los siguientes datos: ID, título, año, director,reparto, sinopsis,trailer,imagen. Un usuario puede comentar en varias películas pero una película solo puede ser comentada por un usuario. <text:span text:style-name="T2">De cada comentario se desea guardar el </text:span><text:span text:style-name="T4">id del comentario,</text:span><text:span text:style-name="T2"> id de usuario, id de la película comentada, título de la película, nombre de usuario y comentario.</text:span></text:p>
      <text:p text:style-name="P4">Un usuario puede puntuar varias películas pero una película solo puede tener una puntuación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08:40:02.497673929</meta:creation-date>
    <dc:date>2023-06-01T09:46:35.775012189</dc:date>
    <meta:editing-duration>PT56M2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13" meta:character-count="731" meta:non-whitespace-character-count="622"/>
  </office:meta>
</office:document-meta>
</file>